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Bitcoin Cache Machine, a walkthrough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Derek Smith – develop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dien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udience for talk: </text:p>
              </text:list-item>
            </text:list>
            <text:list text:style-name="L4">
              <text:list-item>
                <text:p>Full-stack developers </text:p>
              </text:list-item>
              <text:list-item>
                <text:p>Bitcoin Maximalists</text:p>
              </text:list-item>
              <text:list-item>
                <text:p>Decentralists</text:p>
              </text:list-item>
              <text:list-item>
                <text:p>Security Professionals</text:p>
              </text:list-item>
              <text:list-item>
                <text:p>Privacy Advocates</text:p>
              </text:list-item>
              <text:list-item>
                <text:p>Open-source proponents</text:p>
              </text:list-item>
              <text:list-item>
                <text:p>Anyone wanting a software-defined network that can run on commodity x86_6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Bitcoin Cache Machine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Open-source, MIT License</text:p>
              </text:list-item>
              <text:list-item>
                <text:p>Distributed, software-defined network/data center</text:p>
              </text:list-item>
              <text:list-item>
                <text:p>Based on LXD system containers and dockerd/Docker Swarm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10:29:40.009081744</meta:creation-date>
    <meta:editing-duration>PT8M11S</meta:editing-duration>
    <meta:editing-cycles>6</meta:editing-cycles>
    <meta:generator>LibreOffice/6.0.3.2$Linux_X86_64 LibreOffice_project/00m0$Build-2</meta:generator>
    <dc:title>Alizarin</dc:title>
    <dc:date>2018-07-18T10:37:52.658477783</dc:date>
    <meta:document-statistic meta:object-count="49"/>
  </office:meta>
</office:document-meta>
</file>